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nsolas" svg:font-family="Consolas" style:font-family-generic="roman" style:font-pitch="variable"/>
    <style:font-face style:name="Consolas1" svg:font-family="Consolas" style:font-family-generic="swiss" style:font-pitch="fixed"/>
    <style:font-face style:name="Consolas2" svg:font-family="Consola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680dc"/>
    </style:style>
    <style:style style:name="P2" style:family="paragraph" style:parent-style-name="Standard">
      <style:paragraph-properties fo:text-align="center" style:justify-single-word="false"/>
      <style:text-properties fo:font-size="12pt" officeooo:paragraph-rsid="000680dc" style:font-size-asian="12pt" style:font-size-complex="12pt"/>
    </style:style>
    <style:style style:name="P3" style:family="paragraph" style:parent-style-name="List_20_Paragraph" style:list-style-name="WWNum4">
      <style:text-properties fo:font-weight="bold" officeooo:paragraph-rsid="0000668a" style:font-weight-asian="bold"/>
    </style:style>
    <style:style style:name="P4" style:family="paragraph" style:parent-style-name="List_20_Paragraph" style:list-style-name="WWNum7">
      <style:text-properties fo:color="#3c3c3c" loext:opacity="100%" officeooo:paragraph-rsid="0000668a" fo:background-color="#ffffff"/>
    </style:style>
    <style:style style:name="P5" style:family="paragraph" style:parent-style-name="List_20_Paragraph" style:list-style-name="WWNum8">
      <style:text-properties fo:color="#3c3c3c" loext:opacity="100%" officeooo:paragraph-rsid="0000668a" fo:background-color="#ffffff"/>
    </style:style>
    <style:style style:name="P6" style:family="paragraph" style:parent-style-name="List_20_Paragraph" style:list-style-name="WWNum9">
      <style:text-properties fo:color="#3c3c3c" loext:opacity="100%" officeooo:paragraph-rsid="0000668a" fo:background-color="#ffffff"/>
    </style:style>
    <style:style style:name="P7" style:family="paragraph" style:parent-style-name="List_20_Paragraph" style:list-style-name="WWNum10">
      <style:text-properties fo:color="#3c3c3c" loext:opacity="100%" officeooo:paragraph-rsid="0000668a" fo:background-color="#ffffff"/>
    </style:style>
    <style:style style:name="P8" style:family="paragraph" style:parent-style-name="List_20_Paragraph" style:list-style-name="WWNum12">
      <style:text-properties fo:color="#3c3c3c" loext:opacity="100%" officeooo:paragraph-rsid="0000668a" fo:background-color="#ffffff"/>
    </style:style>
    <style:style style:name="P9" style:family="paragraph" style:parent-style-name="List_20_Paragraph" style:list-style-name="WWNum17">
      <style:text-properties fo:color="#3c3c3c" loext:opacity="100%" officeooo:paragraph-rsid="0000668a" fo:background-color="#ffffff"/>
    </style:style>
    <style:style style:name="P10" style:family="paragraph" style:parent-style-name="Standard" style:master-page-name="Standard">
      <style:paragraph-properties fo:text-align="center" style:justify-single-word="false" style:page-number="auto"/>
      <style:text-properties officeooo:paragraph-rsid="000680dc"/>
    </style:style>
    <style:style style:name="P11" style:family="paragraph" style:parent-style-name="Standard">
      <style:paragraph-properties fo:text-align="center" style:justify-single-word="false"/>
      <style:text-properties style:font-name="Georgia" fo:font-size="12pt" fo:language="en" fo:country="GB" fo:font-weight="bold" officeooo:paragraph-rsid="000680dc" style:font-size-asian="12pt" style:font-weight-asian="bold" style:font-size-complex="12pt" style:font-weight-complex="bold"/>
    </style:style>
    <style:style style:name="P12" style:family="paragraph" style:parent-style-name="Standard" style:list-style-name="WWNum4">
      <style:text-properties style:font-name="Consolas1" fo:font-size="10pt" style:font-size-asian="10pt" style:font-size-complex="10pt"/>
    </style:style>
    <style:style style:name="P13" style:family="paragraph" style:parent-style-name="Standard" style:list-style-name="WWNum4">
      <style:text-properties style:font-name="Consolas1" fo:font-size="10pt" officeooo:paragraph-rsid="000928c3" style:font-size-asian="10pt" style:font-size-complex="10pt"/>
    </style:style>
    <style:style style:name="P14" style:family="paragraph" style:parent-style-name="Standard" style:list-style-name="WWNum4">
      <style:paragraph-properties fo:margin-top="0.0362in" fo:margin-bottom="0.0362in" style:contextual-spacing="false" fo:line-height="100%"/>
      <style:text-properties style:font-name="Consolas1" fo:font-size="10pt" officeooo:paragraph-rsid="0004a6b3" style:font-size-asian="10pt" style:font-size-complex="10pt"/>
    </style:style>
    <style:style style:name="P15" style:family="paragraph" style:parent-style-name="doctext" style:list-style-name="WWNum4">
      <style:paragraph-properties fo:margin-top="0.1945in" fo:margin-bottom="0.1945in" style:contextual-spacing="false"/>
      <style:text-properties officeooo:paragraph-rsid="0000668a"/>
    </style:style>
    <style:style style:name="P16" style:family="paragraph" style:parent-style-name="doctext" style:list-style-name="WWNum4">
      <style:paragraph-properties fo:margin-top="0.1945in" fo:margin-bottom="0.1945in" style:contextual-spacing="false"/>
      <style:text-properties style:font-name="Calibri" fo:font-size="11pt" fo:font-weight="bold" officeooo:paragraph-rsid="0000668a" style:font-size-asian="11pt" style:font-weight-asian="bold" style:font-size-complex="11pt"/>
    </style:style>
    <style:style style:name="P17" style:family="paragraph" style:parent-style-name="doctext">
      <style:paragraph-properties fo:margin-top="0.1945in" fo:margin-bottom="0.1945in" style:contextual-spacing="false" fo:line-height="100%"/>
      <style:text-properties style:font-name="Calibri" fo:font-size="11pt" fo:font-weight="bold" officeooo:paragraph-rsid="00038098" style:font-size-asian="11pt" style:font-weight-asian="bold" style:font-name-complex="TimesNewRomanPSMT" style:font-size-complex="11pt"/>
    </style:style>
    <style:style style:name="P18" style:family="paragraph" style:parent-style-name="doctext" style:list-style-name="WWNum4">
      <style:paragraph-properties fo:margin-top="0in" fo:margin-bottom="0in" style:contextual-spacing="false" style:line-height-at-least="0.1598in"/>
      <style:text-properties style:font-name="Calibri" fo:font-size="11pt" fo:font-weight="normal" officeooo:paragraph-rsid="00038098" style:font-size-asian="11pt" style:font-weight-asian="normal" style:font-name-complex="TimesNewRomanPSMT" style:font-size-complex="11pt" style:font-weight-complex="normal"/>
    </style:style>
    <style:style style:name="P19" style:family="paragraph" style:parent-style-name="doctext" style:list-style-name="WWNum4">
      <style:paragraph-properties fo:margin-top="0in" fo:margin-bottom="0in" style:contextual-spacing="false" style:line-height-at-least="0.1598in"/>
      <style:text-properties style:font-name="Calibri" fo:font-size="11pt" fo:font-weight="normal" officeooo:rsid="000680dc" officeooo:paragraph-rsid="00038098" style:font-size-asian="11pt" style:font-weight-asian="normal" style:font-name-complex="TimesNewRomanPSMT" style:font-size-complex="11pt" style:font-weight-complex="normal"/>
    </style:style>
    <style:style style:name="P20" style:family="paragraph" style:parent-style-name="doctext">
      <style:paragraph-properties fo:margin-top="0in" fo:margin-bottom="0in" style:contextual-spacing="false" style:line-height-at-least="0.1598in"/>
      <style:text-properties style:font-name="Calibri" fo:font-size="11pt" fo:font-weight="normal" officeooo:rsid="000e6374" officeooo:paragraph-rsid="000e6374" style:font-size-asian="11pt" style:font-weight-asian="normal" style:font-name-complex="TimesNewRomanPSMT" style:font-size-complex="11pt" style:font-weight-complex="normal"/>
    </style:style>
    <style:style style:name="P21" style:family="paragraph" style:parent-style-name="doctext" style:list-style-name="WWNum4">
      <style:paragraph-properties fo:margin-top="0.1945in" fo:margin-bottom="0.1945in" style:contextual-spacing="false" fo:line-height="100%"/>
      <style:text-properties style:font-name="Consolas" fo:font-size="11pt" fo:font-weight="bold" officeooo:paragraph-rsid="0000668a" style:font-size-asian="11pt" style:font-weight-asian="bold" style:font-name-complex="Consolas2" style:font-size-complex="11pt" style:font-weight-complex="bold"/>
    </style:style>
    <style:style style:name="P22" style:family="paragraph" style:parent-style-name="doctext" style:list-style-name="WWNum4">
      <style:paragraph-properties fo:margin-top="0in" fo:margin-bottom="0in" style:contextual-spacing="false" style:line-height-at-least="0.1598in"/>
      <style:text-properties fo:color="#3c3c3c" loext:opacity="100%" style:font-name="Calibri" fo:font-size="11pt" fo:font-weight="normal" officeooo:paragraph-rsid="00038098" fo:background-color="#ffffff" style:font-size-asian="11pt" style:font-weight-asian="normal" style:font-name-complex="TimesNewRomanPSMT" style:font-size-complex="11pt" style:font-weight-complex="normal"/>
    </style:style>
    <style:style style:name="P23" style:family="paragraph" style:parent-style-name="doctext" style:list-style-name="WWNum4">
      <style:paragraph-properties fo:margin-top="0in" fo:margin-bottom="0in" style:contextual-spacing="false" fo:line-height="100%"/>
      <style:text-properties fo:color="#3c3c3c" loext:opacity="100%" style:font-name="Calibri" fo:font-size="11pt" fo:font-weight="normal" officeooo:paragraph-rsid="0000668a" fo:background-color="#ffffff" style:font-size-asian="11pt" style:font-weight-asian="normal" style:font-name-complex="TimesNewRomanPSMT" style:font-size-complex="11pt" style:font-weight-complex="normal"/>
    </style:style>
    <style:style style:name="P24" style:family="paragraph" style:parent-style-name="doctext" style:list-style-name="WWNum4">
      <style:paragraph-properties fo:margin-top="0in" fo:margin-bottom="0in" style:contextual-spacing="false" fo:line-height="100%"/>
      <style:text-properties fo:color="#3c3c3c" loext:opacity="100%" style:font-name="Calibri" fo:font-size="11pt" fo:font-weight="normal" officeooo:paragraph-rsid="00038098" fo:background-color="#ffffff" style:font-size-asian="11pt" style:font-weight-asian="normal" style:font-name-complex="TimesNewRomanPSMT" style:font-size-complex="11pt" style:font-weight-complex="normal"/>
    </style:style>
    <style:style style:name="P25" style:family="paragraph" style:parent-style-name="doctext" style:list-style-name="WWNum4">
      <style:paragraph-properties fo:margin-top="0in" fo:margin-bottom="0in" style:contextual-spacing="false" style:line-height-at-least="0.1598in"/>
      <style:text-properties fo:font-weight="normal" officeooo:paragraph-rsid="00038098" style:font-weight-asian="normal" style:font-weight-complex="normal"/>
    </style:style>
    <style:style style:name="P26" style:family="paragraph" style:parent-style-name="doctext" style:list-style-name="WWNum4">
      <style:paragraph-properties fo:margin-top="0.0362in" fo:margin-bottom="0.0362in" style:contextual-spacing="false" fo:line-height="100%"/>
      <style:text-properties officeooo:paragraph-rsid="0004a6b3"/>
    </style:style>
    <style:style style:name="P27" style:family="paragraph" style:parent-style-name="doctext" style:list-style-name="WWNum4">
      <style:paragraph-properties fo:margin-top="0in" fo:margin-bottom="0in" style:contextual-spacing="false" style:line-height-at-least="0.1598in"/>
      <style:text-properties officeooo:paragraph-rsid="000ff79f"/>
    </style:style>
    <style:style style:name="T1" style:family="text">
      <style:text-properties fo:font-size="14pt" fo:font-weight="bold" style:font-size-asian="14pt" style:font-weight-asian="bold" style:font-size-complex="14pt"/>
    </style:style>
    <style:style style:name="T2" style:family="text">
      <style:text-properties style:font-name="Calibri" fo:font-size="11pt" fo:font-weight="bold" style:font-size-asian="11pt" style:font-weight-asian="bold" style:font-size-complex="11pt"/>
    </style:style>
    <style:style style:name="T3" style:family="text">
      <style:text-properties style:font-name="Calibri" fo:font-size="11pt" fo:font-weight="bold" style:font-size-asian="11pt" style:font-weight-asian="bold" style:font-name-complex="TimesNewRomanPSMT" style:font-size-complex="11pt"/>
    </style:style>
    <style:style style:name="T4" style:family="text">
      <style:text-properties style:font-name="Calibri" fo:font-size="11pt" style:font-size-asian="11pt" style:font-name-complex="TimesNewRomanPSMT" style:font-size-complex="11pt"/>
    </style:style>
    <style:style style:name="T5" style:family="text">
      <style:text-properties style:font-name="Calibri" fo:font-size="11pt" officeooo:rsid="0005d210" style:font-size-asian="11pt" style:font-name-complex="TimesNewRomanPSMT" style:font-size-complex="11pt"/>
    </style:style>
    <style:style style:name="T6" style:family="text">
      <style:text-properties style:font-name="Calibri" fo:font-size="11pt" officeooo:rsid="00038098" style:font-size-asian="11pt" style:font-name-complex="TimesNewRomanPSMT" style:font-size-complex="11pt"/>
    </style:style>
    <style:style style:name="T7" style:family="text">
      <style:text-properties style:font-name="Calibri" fo:font-size="11pt" fo:font-weight="normal" officeooo:rsid="000e6374" style:font-size-asian="11pt" style:font-weight-asian="normal" style:font-name-complex="TimesNewRomanPSMT" style:font-size-complex="11pt" style:font-weight-complex="normal"/>
    </style:style>
    <style:style style:name="T8" style:family="text">
      <style:text-properties style:font-name="Calibri" fo:font-size="11pt" fo:font-weight="normal" officeooo:rsid="000680dc" style:font-size-asian="11pt" style:font-weight-asian="normal" style:font-name-complex="TimesNewRomanPSMT" style:font-size-complex="11pt" style:font-weight-complex="normal"/>
    </style:style>
    <style:style style:name="T9" style:family="text">
      <style:text-properties style:font-name="Georgia" fo:font-size="20pt" fo:language="en" fo:country="GB" fo:font-weight="bold" style:font-size-asian="20pt" style:font-weight-asian="bold" style:font-size-complex="20pt" style:font-weight-complex="bold"/>
    </style:style>
    <style:style style:name="T10" style:family="text">
      <style:text-properties style:font-name="Georgia" fo:language="en" fo:country="GB" fo:font-style="italic" style:text-underline-style="solid" style:text-underline-width="auto" style:text-underline-color="font-color" fo:font-weight="bold" style:font-style-asian="italic" style:font-weight-asian="bold" style:font-style-complex="italic"/>
    </style:style>
    <style:style style:name="T11" style:family="text">
      <style:text-properties style:font-name="Georgia" fo:language="en" fo:country="GB" fo:font-style="italic" style:text-underline-style="solid" style:text-underline-width="auto" style:text-underline-color="font-color" fo:font-weight="bold" officeooo:rsid="000928c3" style:font-style-asian="italic" style:font-weight-asian="bold" style:font-style-complex="italic"/>
    </style:style>
    <style:style style:name="T12" style:family="text">
      <style:text-properties style:font-name="Georgia" fo:language="en" fo:country="GB" fo:font-style="italic" style:text-underline-style="solid" style:text-underline-width="auto" style:text-underline-color="font-color" fo:font-weight="bold" officeooo:rsid="000ff79f" style:font-style-asian="italic" style:font-weight-asian="bold" style:font-style-complex="italic"/>
    </style:style>
    <style:style style:name="T13" style:family="text">
      <style:text-properties style:font-name="Georgia" fo:font-size="12pt" fo:language="en" fo:country="GB" fo:font-weight="bold" style:font-size-asian="12pt" style:font-weight-asian="bold" style:font-size-complex="12pt" style:font-weight-complex="bold"/>
    </style:style>
    <style:style style:name="T14" style:family="text">
      <style:text-properties style:font-name="Georgia" fo:font-size="12pt" fo:language="en" fo:country="GB" fo:font-weight="bold" officeooo:rsid="000680dc" style:font-size-asian="12pt" style:font-weight-asian="bold" style:font-size-complex="12pt" style:font-weight-complex="bold"/>
    </style:style>
    <style:style style:name="T15" style:family="text">
      <style:text-properties style:font-name="Georgia" fo:font-size="12pt" fo:language="en" fo:country="GB" fo:font-weight="bold" officeooo:rsid="0015e6da" style:font-size-asian="12pt" style:font-weight-asian="bold" style:font-size-complex="12pt" style:font-weight-complex="bold"/>
    </style:style>
    <style:style style:name="T16" style:family="text">
      <style:text-properties officeooo:rsid="000928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text:s text:c="9"/></text:span><text:span text:style-name="T9">THE STATE UNIVERSITY OF ZANZIBAR</text:span></text:p>
      <text:p text:style-name="P11">DEPARTMENT OF COMPUTER SCIENCE AND INFORMATION TECHNOLOGY</text:p>
      <text:p text:style-name="P1"><text:span text:style-name="T13">CS</text:span><text:span text:style-name="T14">1102</text:span><text:span text:style-name="T13"> – </text:span><text:span text:style-name="T14">Introduction to High Level Programming</text:span><text:span text:style-name="T13"> - </text:span><text:span text:style-name="T15">Final</text:span><text:span text:style-name="T13"> TEST</text:span></text:p>
      <text:p text:style-name="P2"><text:span text:style-name="T10">Date: </text:span><text:span text:style-name="T11">28</text:span><text:span text:style-name="T10">/01/202</text:span><text:span text:style-name="T11">5</text:span><text:span text:style-name="T10">;<text:tab/>Time allowed: </text:span><text:span text:style-name="T12">120</text:span><text:span text:style-name="T10"> minutes; Total marks: 1</text:span><text:span text:style-name="T12">0</text:span><text:span text:style-name="T10">; Answer all questions</text:span></text:p>
      <text:list xml:id="list2144210268" text:style-name="WWNum4">
        <text:list-item>
          <text:p text:style-name="P3">Choose the most Correct Answer [3 marks]</text:p>
        </text:list-item>
      </text:list>
      <text:list xml:id="list733069865" text:style-name="WWNum7">
        <text:list-item>
          <text:p text:style-name="P4">What is the difference between an Algorithm and a Program?</text:p>
        </text:list-item>
      </text:list>
      <text:list xml:id="list3748056890" text:style-name="WWNum8">
        <text:list-item>
          <text:p text:style-name="P5">An algorithm is a conceptual idea, a program is a concrete instantiation of an algorithm.</text:p>
        </text:list-item>
        <text:list-item>
          <text:p text:style-name="P5">An algorithm is limited to mathematical operation, a program can specify all kinds of operations.</text:p>
        </text:list-item>
        <text:list-item>
          <text:p text:style-name="P5">An algorithm makes a slow program run fast.</text:p>
        </text:list-item>
        <text:list-item>
          <text:p text:style-name="P5">An algorithm deals with computer hardware, a program deals with computer software.</text:p>
        </text:list-item>
      </text:list>
      <text:list xml:id="list85310435589092" text:continue-list="list733069865" text:style-name="WWNum7">
        <text:list-item>
          <text:p text:style-name="P4">The two things every computer can do are:</text:p>
        </text:list-item>
      </text:list>
      <text:list xml:id="list2878850563" text:style-name="WWNum9">
        <text:list-item>
          <text:p text:style-name="P6">Perform calculations</text:p>
        </text:list-item>
        <text:list-item>
          <text:p text:style-name="P6">Convert electricity to numbers</text:p>
        </text:list-item>
        <text:list-item>
          <text:p text:style-name="P6">Display results to a screen</text:p>
        </text:list-item>
        <text:list-item>
          <text:p text:style-name="P6">Remember the results</text:p>
        </text:list-item>
      </text:list>
      <text:list xml:id="list85309467185946" text:continue-list="list85310435589092" text:style-name="WWNum7">
        <text:list-item>
          <text:p text:style-name="P4">What does it mean when we say that "the computer walks through the sequence executing some computation"?</text:p>
        </text:list-item>
      </text:list>
      <text:list xml:id="list2909815386" text:style-name="WWNum10">
        <text:list-item>
          <text:p text:style-name="P7">The computer tests each instruction to ensure it will not harm the circuitry.</text:p>
        </text:list-item>
        <text:list-item>
          <text:p text:style-name="P7">The computer executes the instructions in strict, linear sequence, just like walking in a straight line.</text:p>
        </text:list-item>
        <text:list-item>
          <text:p text:style-name="P7">The computer executes the instructions mostly in a linear sequence, except sometimes it jumps to a different place in the sequence.</text:p>
        </text:list-item>
        <text:list-item>
          <text:p text:style-name="P7">The computer slowly executes instructions so that we can follow its progress, rather than running a program at full speed.</text:p>
        </text:list-item>
      </text:list>
      <text:list xml:id="list85309791424392" text:continue-list="list2144210268" text:style-name="WWNum4">
        <text:list-item>
          <text:p text:style-name="P15"><text:span text:style-name="T2">State which of the following are </text:span><text:span text:style-name="docemphasis"><text:span text:style-name="T2">true</text:span></text:span><text:span text:style-name="T2"> and which are </text:span><text:span text:style-name="docemphasis"><text:span text:style-name="T2">false</text:span></text:span><text:span text:style-name="T2">. If </text:span><text:span text:style-name="docemphasis"><text:span text:style-name="T2">false</text:span></text:span><text:span text:style-name="T2">, explain your answers.[5 marks]</text:span></text:p>
        </text:list-item>
      </text:list>
      <text:list xml:id="list2978906102" text:style-name="WWNum12">
        <text:list-item>
          <text:p text:style-name="P8">A computational mode of thinking means that everything can be viewed as a math problem involving numbers and formulas.</text:p>
        </text:list-item>
        <text:list-item>
          <text:p text:style-name="P8">In order to compute everything that is computable, every computer must be able to handle the sixteen most primitive operations.</text:p>
        </text:list-item>
        <text:list-item>
          <text:p text:style-name="P8">The syntax of a particular computer language is a set of rules defining the grammar of that language.</text:p>
        </text:list-item>
        <text:list-item>
          <text:p text:style-name="P8">The following are all valid variable names: _under_bar_, m928134, t5, j7, her_sales, his_account_total, a, b, c, z, z2.</text:p>
        </text:list-item>
        <text:list-item>
          <text:p text:style-name="P8">Comments cause the computer to print the text after the // on the screen when the program is executed.<text:bookmark text:name="_GoBack"/></text:p>
        </text:list-item>
      </text:list>
      <text:list xml:id="list85309345648994" text:continue-list="list85309791424392" text:style-name="WWNum4">
        <text:list-item>
          <text:p text:style-name="P16">Write a statement (or comment) to accomplish each of the following [5 marks]</text:p>
        </text:list-item>
      </text:list>
      <text:list xml:id="list1888827462" text:style-name="WWNum17">
        <text:list-item>
          <text:p text:style-name="P9">State that a program calculates the product of three integers.</text:p>
        </text:list-item>
        <text:list-item>
          <text:p text:style-name="P9">Compute the product of the three integers contained in variables x, y and z, and assign the result to the variable result.</text:p>
        </text:list-item>
        <text:list-item>
          <text:p text:style-name="P9">Print "The product is " followed by the value of the variable result.</text:p>
        </text:list-item>
        <text:list-item>
          <text:p text:style-name="P9">Read three integers from the keyboard and store them in the variables x, y and z.</text:p>
        </text:list-item>
        <text:list-item>
          <text:p text:style-name="P9"><text:soft-page-break/>Print the message "Enter two numbers".</text:p>
        </text:list-item>
      </text:list>
      <text:list xml:id="list85309282761291" text:continue-list="list85309345648994" text:style-name="WWNum4">
        <text:list-item>
          <text:p text:style-name="P26"><text:span text:style-name="T4">What does this program do?[</text:span><text:span text:style-name="T5">4</text:span><text:span text:style-name="T3"> marks</text:span><text:span text:style-name="T4">]</text:span></text:p>
          <text:list>
            <text:list-item>
              <text:p text:style-name="P14">// bob and dole are integers<text:line-break/>int accumulator = 0;<text:line-break/>while (true)<text:line-break/>{<text:line-break/><text:tab/>if (dole == 0) break;<text:line-break/><text:tab/>accumulator += ((dole % 2 == 1) ? bob : 0);<text:line-break/><text:tab/>dole /= 2;<text:line-break/><text:tab/>bob *= 2;<text:line-break/>}<text:line-break/>cout &lt;&lt; accumulator &lt;&lt; "\n";</text:p>
            </text:list-item>
            <text:list-item>
              <text:p text:style-name="P13">// N is a nonnegative integer<text:line-break/>double acc = 0;<text:line-break/>for (int i = 1; i &lt;= N; ++i) 4<text:line-break/>{<text:line-break/> double term = (1.0 / i);<text:line-break/> acc += term * term;<text:line-break/> for (int j = 1; j &lt; i; ++j) 8<text:line-break/> {<text:line-break/> acc *= -1;<text:line-break/> }<text:line-break/>}<text:line-break/>cout &lt;&lt; acc &lt;&lt; "\n";</text:p>
              <text:p text:style-name="P13"/>
            </text:list-item>
            <text:list-item>
              <text:p text:style-name="P13">int main(){</text:p>
              <text:p text:style-name="P12">char *name="INDIA";</text:p>
              <text:p text:style-name="P12">int x;</text:p>
              <text:p text:style-name="P12">char *cptr = name;</text:p>
              <text:p text:style-name="P12">while(*cptr != '\0')</text:p>
              <text:p text:style-name="P12">{</text:p>
              <text:p text:style-name="P12">cptr++;</text:p>
              <text:p text:style-name="P12">}</text:p>
              <text:p text:style-name="P12">x = cptr - name;</text:p>
              <text:p text:style-name="P12"><text:span text:style-name="T16">cout&lt;&lt;</text:span> x;</text:p>
              <text:p text:style-name="P12">return 0;</text:p>
              <text:p text:style-name="P12">}</text:p>
              <text:p text:style-name="P12"/>
            </text:list-item>
            <text:list-item>
              <text:p text:style-name="P12"><text:span text:style-name="T16">int </text:span>main()</text:p>
              <text:p text:style-name="P12">{</text:p>
              <text:p text:style-name="P12">int a[3][4]={1,2,3,4,4,3,2,1,1,3,4,1};</text:p>
              <text:p text:style-name="P12"><text:span text:style-name="T16">cout&lt;&lt; </text:span>*(*(a+1)+2);</text:p>
              <text:p text:style-name="P12">}</text:p>
            </text:list-item>
          </text:list>
        </text:list-item>
        <text:list-item>
          <text:p text:style-name="P21">Programming Questions</text:p>
          <text:list>
            <text:list-item>
              <text:p text:style-name="P23">Write a program that outputs “Hello, World!” by printing a const char * with value “Hello, World!”.</text:p>
            </text:list-item>
            <text:list-item>
              <text:p text:style-name="P24">Write a program that outputs “Hello, World!” n times (where n is a nonnegative integer that the user will input) with: </text:p>
              <text:list>
                <text:list-item>
                  <text:p text:style-name="P22">a for loop. </text:p>
                </text:list-item>
                <text:list-item>
                  <text:p text:style-name="P22">a while loop. </text:p>
                </text:list-item>
                <text:list-item>
                  <text:p text:style-name="P22">a do...while loop.</text:p>
                </text:list-item>
              </text:list>
            </text:list-item>
          </text:list>
        </text:list-item>
        <text:list-item>
          <text:p text:style-name="P18">Given a list of N integers, find its mean (as a double), maximum value, minimum value, and range. Your program will first ask for N, the number of integers in the list, which the user will input. Then the user will input N more numbers. Here is a sample input sequence.</text:p>
        </text:list-item>
        <text:list-item>
          <text:p text:style-name="P18">Write a program to read a number N from the user and then find the first N primes. A prime number is a number that only has two divisors, one and itself.</text:p>
        </text:list-item>
        <text:list-item>
          <text:p text:style-name="P18"><text:soft-page-break/>Write a program that loops indefinitely. In each iteration of the loop, read in an integer N (declared as an int) that is inputted by a user, output N 5 if N is nonnegative and divisible by 5, and -1 otherwise. Use the ternary operator (?:) to accomplish this. (Hint: the modulus operator may be useful.)</text:p>
          <text:list>
            <text:list-item>
              <text:p text:style-name="P25"><text:span text:style-name="T4">Modify the code from </text:span><text:span text:style-name="T6">8 </text:span><text:span text:style-name="T4">so that if the condition fails, nothing is printed. Use an if and a continue command (instead of the ternary operator) to accomplish this.</text:span></text:p>
            </text:list-item>
            <text:list-item>
              <text:p text:style-name="P25"><text:span text:style-name="T4">Modify the code from </text:span><text:span text:style-name="T6">8</text:span><text:span text:style-name="T4"> to let the user break out of the loop by entering -1 or any negative number. Before the program exits, output the string “Goodbye!”.</text:span></text:p>
            </text:list-item>
          </text:list>
        </text:list-item>
        <text:list-item>
          <text:p text:style-name="P18">Make sure to use const arguments where appropriate throughout this problem (and all the others).</text:p>
          <text:list>
            <text:list-item>
              <text:p text:style-name="P18">Write a single sum function that returns the sum of two integers. Also write the equivalent function for taking the sum of two doubles.</text:p>
            </text:list-item>
            <text:list-item>
              <text:p text:style-name="P18">Explain why, given your functions from part 1, sum(1, 10.0) is a syntax error. (Hint: Think about promotion and demotion – the conversion of arguments between types in a function call. Remember that the compiler converts between numerical types for you if necessary.) [1 point]</text:p>
            </text:list-item>
            <text:list-item>
              <text:p text:style-name="P19">Write 2 more functions such that you can find the sum of anywhere between 2 and 4 integers by writing sum(num1, num2, ...).</text:p>
            </text:list-item>
            <text:list-item>
              <text:p text:style-name="P19">Now write just one function that, using default arguments, allows you to take the sum of anywhere between 2 and 4 integers. What would happen if you put both this definition and your 3-argument function from part 3 into the same file, and called sum(3, 5, 7)? Why?</text:p>
            </text:list-item>
            <text:list-item>
              <text:p text:style-name="P27"><text:span text:style-name="T8">Write a single sum function capable of handling an arbitrary number of integers. It should take two arguments, include a loop, and return an integer. (Hint: What data types can you use to represent an arbitrarily large set of integers in two arguments?) </text:span></text:p>
            </text:list-item>
          </text:list>
        </text:list-item>
        <text:list-item>
          <text:p text:style-name="P27"><text:span text:style-name="T7">Array and Pointer Questions</text:span></text:p>
          <text:list>
            <text:list-item>
              <text:p text:style-name="P27"><text:span text:style-name="T7">Write a function that returns the length of a string (char *), excluding the final NULL character. It should not use any standard-library functions. You may use arithmetic and deference operators, but not the indexing operator ([]).</text:span></text:p>
            </text:list-item>
            <text:list-item>
              <text:p text:style-name="P27"><text:span text:style-name="T7">Write a function that swaps two integer values using call-by-reference. </text:span></text:p>
            </text:list-item>
            <text:list-item>
              <text:p text:style-name="P27"><text:span text:style-name="T7">Write a function printArray to print the contents of an integer array with the string ", " between elements (but not after the last element). Your function should return nothing. </text:span></text:p>
            </text:list-item>
            <text:list-item>
              <text:p text:style-name="P27"><text:span text:style-name="T7">Write a reverse function that takes an integer array and its length as arguments. Your function should reverse the contents of the array, leaving the reversed values in the original array, and return nothing.</text:span></text:p>
            </text:list-item>
          </text:list>
        </text:list-item>
      </text:list>
      <text:p text:style-name="P20"/>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nsolas" svg:font-family="Consolas" style:font-family-generic="roman" style:font-pitch="variable"/>
    <style:font-face style:name="Consolas1" svg:font-family="Consolas" style:font-family-generic="swiss" style:font-pitch="fixed"/>
    <style:font-face style:name="Consolas2" svg:font-family="Consola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octext"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5" style:display-name="ListLabel 5" style:family="text">
      <style:text-properties fo:color="#3c3c3c" loext:opacity="100%"/>
    </style:style>
    <style:style style:name="ListLabel_20_6" style:display-name="ListLabel 6" style:family="text">
      <style:text-properties fo:color="#3c3c3c" loext:opacity="100%"/>
    </style:style>
    <style:style style:name="ListLabel_20_7" style:display-name="ListLabel 7" style:family="text">
      <style:text-properties fo:color="#3c3c3c" loext:opacity="100%"/>
    </style:style>
    <style:style style:name="ListLabel_20_8" style:display-name="ListLabel 8" style:family="text">
      <style:text-properties fo:color="#3c3c3c" loext:opacity="100%"/>
    </style:style>
    <style:style style:name="Default_20_Paragraph_20_Font" style:display-name="Default Paragraph Font" style:family="text"/>
    <style:style style:name="docemphasis" style:family="text" style:parent-style-name="Default_20_Paragraph_20_Font"/>
    <style:style style:name="ListLabel_20_9" style:display-name="ListLabel 9" style:family="text">
      <style:text-properties fo:color="#3c3c3c" loext:opacity="100%"/>
    </style:style>
    <style:style style:name="ListLabel_20_10" style:display-name="ListLabel 10" style:family="text">
      <style:text-properties fo:color="#3c3c3c" loext:opacity="10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3">
      <text:list-level-style-number text:level="1" loext:num-list-format="%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 loext:num-list-format="%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 loext:num-list-format="%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 loext:num-list-format="%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9" loext:num-list-format="%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0" loext:num-list-format="%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9T09:03:44.093371484</meta:creation-date>
    <dc:date>2025-01-28T08:52:55.311400579</dc:date>
    <meta:editing-duration>PT20H20M37S</meta:editing-duration>
    <meta:editing-cycles>5</meta:editing-cycles>
    <meta:generator>LibreOffice/7.3.7.2$Linux_X86_64 LibreOffice_project/30$Build-2</meta:generator>
    <meta:document-statistic meta:table-count="0" meta:image-count="0" meta:object-count="0" meta:page-count="3" meta:paragraph-count="74" meta:word-count="1147" meta:character-count="6370" meta:non-whitespace-character-count="5325"/>
  </office:meta>
</office:document-meta>
</file>